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>
      <style:paragraph-properties fo:margin-left="0.5in" fo:margin-right="0in" fo:text-indent="0in" style:auto-text-indent="false"/>
      <style:text-properties officeooo:paragraph-rsid="00096a5f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paragraph-rsid="000bad14"/>
    </style:style>
    <style:style style:name="P3" style:family="paragraph" style:parent-style-name="Normal">
      <style:paragraph-properties fo:margin-left="0.5in" fo:margin-right="0in" fo:text-indent="0in" style:auto-text-indent="false"/>
      <style:text-properties fo:font-size="14pt" style:text-underline-style="solid" style:text-underline-width="auto" style:text-underline-color="font-color" officeooo:paragraph-rsid="000adb52" style:text-underline-mode="continuous" style:text-overline-mode="continuous" style:text-line-through-mode="continuous" style:font-size-asian="14pt" style:font-size-complex="14pt"/>
    </style:style>
    <style:style style:name="P4" style:family="paragraph" style:parent-style-name="Normal">
      <style:text-properties fo:font-size="14pt" style:text-underline-style="solid" style:text-underline-width="auto" style:text-underline-color="font-color" officeooo:paragraph-rsid="000bad14" style:text-underline-mode="continuous" style:text-overline-mode="continuous" style:text-line-through-mode="continuous" style:font-size-asian="14pt" style:font-size-complex="14pt"/>
    </style:style>
    <style:style style:name="P5" style:family="paragraph" style:parent-style-name="Normal">
      <style:paragraph-properties fo:margin-left="0.5in" fo:margin-right="0in" fo:text-indent="0in" style:auto-text-indent="false"/>
      <style:text-properties fo:font-size="14pt" style:text-underline-style="solid" style:text-underline-width="auto" style:text-underline-color="font-color" officeooo:paragraph-rsid="000bad14" style:text-underline-mode="continuous" style:text-overline-mode="continuous" style:text-line-through-mode="continuous" style:font-size-asian="14pt" style:font-size-complex="14pt"/>
    </style:style>
    <style:style style:name="P6" style:family="paragraph" style:parent-style-name="Normal">
      <style:paragraph-properties fo:break-before="page"/>
      <style:text-properties fo:font-size="14pt" style:text-underline-style="solid" style:text-underline-width="auto" style:text-underline-color="font-color" officeooo:paragraph-rsid="000bad14" style:text-underline-mode="continuous" style:text-overline-mode="continuous" style:text-line-through-mode="continuous" style:font-size-asian="14pt" style:font-size-complex="14pt"/>
    </style:style>
    <style:style style:name="P7" style:family="paragraph" style:parent-style-name="Normal">
      <style:paragraph-properties fo:margin-left="0.5in" fo:margin-right="0in" fo:text-indent="0in" style:auto-text-indent="false"/>
    </style:style>
    <style:style style:name="P8" style:family="paragraph" style:parent-style-name="List_20_Paragraph" style:list-style-name="L1">
      <style:paragraph-properties fo:margin-left="1in" fo:margin-right="0in" fo:text-indent="-0.25in" style:auto-text-indent="false"/>
      <style:text-properties officeooo:paragraph-rsid="00096a5f"/>
    </style:style>
    <style:style style:name="P9" style:family="paragraph" style:parent-style-name="List_20_Paragraph" style:list-style-name="L1">
      <style:paragraph-properties fo:margin-left="1in" fo:margin-right="0in" fo:text-indent="-0.25in" style:auto-text-indent="false"/>
    </style:style>
    <style:style style:name="P10" style:family="paragraph" style:parent-style-name="List_20_Paragraph" style:list-style-name="L1">
      <style:paragraph-properties fo:margin-left="1in" fo:margin-right="0in" fo:text-indent="-0.25in" style:auto-text-indent="false"/>
      <style:text-properties officeooo:rsid="00096a5f" officeooo:paragraph-rsid="00096a5f"/>
    </style:style>
    <style:style style:name="P11" style:family="paragraph" style:parent-style-name="List_20_Paragraph" style:list-style-name="L2">
      <style:text-properties officeooo:paragraph-rsid="000bad14"/>
    </style:style>
    <style:style style:name="P12" style:family="paragraph" style:parent-style-name="List_20_Paragraph" style:list-style-name="L2">
      <style:text-properties officeooo:paragraph-rsid="000de10e"/>
    </style:style>
    <style:style style:name="P13" style:family="paragraph" style:parent-style-name="List_20_Paragraph" style:list-style-name="L2">
      <style:text-properties officeooo:paragraph-rsid="000d0aed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fo:language="el" fo:country="GR" officeooo:paragraph-rsid="00112fd0"/>
    </style:style>
    <style:style style:name="P15" style:family="paragraph" style:parent-style-name="List_20_Paragraph" style:list-style-name="L3">
      <style:paragraph-properties fo:margin-left="0in" fo:margin-right="0in" fo:text-indent="0in" style:auto-text-indent="false"/>
      <style:text-properties fo:language="el" fo:country="GR" officeooo:paragraph-rsid="00112fd0"/>
    </style:style>
    <style:style style:name="P16" style:family="paragraph" style:parent-style-name="List_20_Paragraph" style:list-style-name="L3">
      <style:paragraph-properties fo:text-align="justify" style:justify-single-word="false"/>
      <style:text-properties fo:language="el" fo:country="GR" officeooo:paragraph-rsid="00112fd0"/>
    </style:style>
    <style:style style:name="P17" style:family="paragraph" style:parent-style-name="List_20_Paragraph" style:list-style-name="L3">
      <style:paragraph-properties fo:text-align="justify" style:justify-single-word="false"/>
      <style:text-properties fo:language="el" fo:country="GR" officeooo:paragraph-rsid="001583d8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language="el" fo:country="GR" officeooo:paragraph-rsid="00112fd0"/>
    </style:style>
    <style:style style:name="P19" style:family="paragraph" style:parent-style-name="List_20_Paragraph" style:list-style-name="L3">
      <style:paragraph-properties fo:text-align="justify" style:justify-single-word="false"/>
      <style:text-properties fo:language="el" fo:country="GR" officeooo:rsid="00112fd0" officeooo:paragraph-rsid="00112fd0"/>
    </style:style>
    <style:style style:name="P20" style:family="paragraph" style:parent-style-name="Normal" style:master-page-name="MP0">
      <style:paragraph-properties style:page-number="auto" fo:break-before="page"/>
      <style:text-properties fo:font-size="14pt" style:text-underline-style="solid" style:text-underline-width="auto" style:text-underline-color="font-color" officeooo:paragraph-rsid="000adb52" style:text-underline-mode="continuous" style:text-overline-mode="continuous" style:text-line-through-mode="continuous" style:font-size-asian="14pt" style:font-size-complex="14pt"/>
    </style:style>
    <style:style style:name="P21" style:family="paragraph" style:parent-style-name="Normal">
      <style:paragraph-properties fo:break-before="page"/>
      <style:text-properties fo:font-size="14pt" style:text-underline-style="solid" style:text-underline-width="auto" style:text-underline-color="font-color" officeooo:paragraph-rsid="00112fd0" style:text-underline-mode="continuous" style:text-overline-mode="continuous" style:text-line-through-mode="continuous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officeooo:rsid="000a3326" style:text-underline-mode="continuous" style:text-overline-mode="continuous" style:text-line-through-mode="continuous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96a5f"/>
    </style:style>
    <style:style style:name="T5" style:family="text">
      <style:text-properties officeooo:rsid="000a3326"/>
    </style:style>
    <style:style style:name="T6" style:family="text">
      <style:text-properties officeooo:rsid="000bad14"/>
    </style:style>
    <style:style style:name="T7" style:family="text">
      <style:text-properties officeooo:rsid="000d0aed"/>
    </style:style>
    <style:style style:name="T8" style:family="text">
      <style:text-properties officeooo:rsid="00112fd0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ΑΞΙΟΛΟΓΗΣΗ</text:p>
      <text:p text:style-name="P3">Βασική ροή</text:p>
      <text:list text:style-name="L1">
        <text:list-item>
          <text:p text:style-name="P8">Εφόσον υπάρχουν αντικείμενα αξιολόγησης <text:span text:style-name="T4">(πακέτο ή τουριστικό γραφείο)</text:span>, το σύστημα εμφανίζει σχετική επιλογή στο χρήστη</text:p>
        </text:list-item>
        <text:list-item>
          <text:p text:style-name="P8">Ο χρήστης επιλέγει <text:s/>το αντικείμενο της αξιολόγησης.</text:p>
        </text:list-item>
        <text:list-item>
          <text:p text:style-name="P9">Το σύστημα κάνει την αναζήτηση και επιστρέφει τα αντικείμενα που είναι διαθέσιμα προς αξιολόγηση, φιλταρισμένα ανάλογα με τα δικαιώματα και τους περιορισμούς του χρήστη στο να είναι αξιολογητής.</text:p>
        </text:list-item>
        <text:list-item>
          <text:p text:style-name="P9">Ο χρήστης επιλέγει το αντικείμενο που επιθυμεί να αξιολογήσει.</text:p>
        </text:list-item>
        <text:list-item>
          <text:p text:style-name="P8">Ο χρήστης εισάγει την αξιολόγησή του επι των κατηγοριών που του προσφέρονται ανάλογα με το επιλεχθέν αντικείμενο.</text:p>
        </text:list-item>
        <text:list-item>
          <text:p text:style-name="P9">Το σύστημα κάνει το απαραίτητο <text:span text:style-name="T4">validation του input για ορθή εισαγωγή στοιχείων</text:span></text:p>
        </text:list-item>
        <text:list-item>
          <text:p text:style-name="P9">Το σύστημα αποθηκεύει την αξιολόγηση για το συγκεκριμένο αντικείμενο </text:p>
        </text:list-item>
        <text:list-item>
          <text:p text:style-name="P10">Το σύστημα ενημερώνει το χρήστη για την αποδοχή της αξιολόγησής του.</text:p>
        </text:list-item>
      </text:list>
      <text:p text:style-name="P7"><text:span text:style-name="Default_20_Paragraph_20_Font"><text:span text:style-name="T1">Εναλλακτική ροή </text:span></text:span><text:span text:style-name="Default_20_Paragraph_20_Font"><text:span text:style-name="T2">1</text:span></text:span><text:span text:style-name="Default_20_Paragraph_20_Font"><text:span text:style-name="T3">:</text:span></text:span></text:p>
      <text:p text:style-name="P1">Αν <text:span text:style-name="T5">(στο βήμα 3) </text:span>ο χρήστης δεν έχει δικαίωμα αξιολόγησης για κανένα αντικείμενο, το σύστημα ενημερώνει το χρήστη για την αιτία της έλειψης του σχετικού δικαιώματος . </text:p>
      <text:p text:style-name="P7"><text:span text:style-name="Default_20_Paragraph_20_Font"><text:span text:style-name="T1">Εναλλακτική ροή </text:span></text:span><text:span text:style-name="Default_20_Paragraph_20_Font"><text:span text:style-name="T2">2</text:span></text:span><text:span text:style-name="Default_20_Paragraph_20_Font"><text:span text:style-name="T3">:</text:span></text:span></text:p>
      <text:p text:style-name="P7">Αν <text:span text:style-name="T5">(στο βήμα 6) </text:span>ο χρήστης δεν έχει συμπληρώσει όλα τα απαραίτητα στοιχεία της φόρμας και προσπαθήσει να την υποβάλει, το σύστημα διατηρεί τα ορθά συμπληρωμένα τμήματα και κατευθύνει τον χρήστη στην συμπλήρωσή των υπολοίπων .</text:p>
      <text:p text:style-name="Normal"/>
      <text:p text:style-name="P4"/>
      <text:p text:style-name="P6">ΕΙΔΟΠΟΙΗΣΕΙΣ </text:p>
      <text:p text:style-name="P5">Βασική ροή</text:p>
      <text:list text:style-name="L2">
        <text:list-item>
          <text:p text:style-name="P11">Εφόσον υπάρχουν πακέτα των οποίων οι τροποποιήσεις <text:s/>μπορεί να ενδιαφέρουν τους χρήστες, το σύστημα, <text:s/>στη φάση επισκόπησης των πακέτων, εμφανίζει σειρά επιλογών για προαιρετική λήψη ειδοποιήσεων βάσει διαφόρων κριτηρίων <text:span text:style-name="T6">(νέα πακέτα, ενημέρωση για συναφή πακέτα απο το ίδιο γραφείο, ευνοϊκή μεταβολή τιμής επιλεγμένου πακέτου, μεταβολή περιεχομένου ή διάρκειας επιλεγμένου πακέτου)</text:span>.</text:p>
        </text:list-item>
        <text:list-item>
          <text:p text:style-name="P12">Ο χρήστης επιλέγει τις προσφερόμενες παραμέτρους της ειδοποίησης, και αποδέχεταινα λαμβάνει απο το σύστημα ειδοποιήσεις μέσω αποστολής <text:span text:style-name="T6">email στη </text:span>διεύθυνση<text:span text:style-name="T6"> που είναι ήδη καταχωρημένη στο προφίλ του.</text:span></text:p>
        </text:list-item>
        <text:list-item>
          <text:p text:style-name="P12">Το σύστημα εγγράφει τ<text:span text:style-name="T7">o</text:span> χρήστη στις σχετικές λίστες ανα κριτήριο ειδοποίησης επι αλλαγών <text:span text:style-name="T6">(on update) </text:span>η/και επί δημιουργίας <text:span text:style-name="T6">(on creation) </text:span>νέου πακέτου <text:span text:style-name="T6"><text:s/>ανάλογα με τις επιλογές του χρήστη</text:span>.</text:p>
        </text:list-item>
        <text:list-item>
          <text:p text:style-name="P13">Σε περίπτωση αλλαγής σε πακέτο ή/και προσθήκης νέου πακέτου, το σύστημα δημιουργεί μήνυμα αντίστοιχο της μεταβολής/προσθήκης.</text:p>
        </text:list-item>
        <text:list-item>
          <text:p text:style-name="P13">Σε συνδυασμό με τις σχετικές <text:s/>εγγραφές επιλογής ειδοποίησης απο χρήστες του βήματος <text:span text:style-name="T7">3,</text:span> γίνεται <text:span text:style-name="T6">triggered η αποστολή του ηλεκτρονικού μηνύματος προς κάθε χρήστη διαμέσου του υποσυστήματος αποστολής email</text:span>.</text:p>
        </text:list-item>
        <text:list-item>
          <text:p text:style-name="P13">Βάσει των ίδιων εγγραφών του βήματος <text:span text:style-name="T7">3</text:span>, και μόνο για τους χρήστες οι οποίοι βρίσκονται σε ενεργή συνδεση με την πλατφόρμα, γίνεται <text:span text:style-name="T6">triggered</text:span> η αποστολή <text:span text:style-name="T7">notification</text:span> σε πραγματικό χρόνο η οποία έχει ως αποτέλεσμα την διακριτική επισήμανση μέσω οπτικοποίησης ή/και διακριτικού ήχου της ύπαρξης νέων ειδοποιήσεων δίνοντας παράλληλα στο χρήστη τη δυνατότητα επισκόπησης των νέων ειδοποίησεων.</text:p>
        </text:list-item>
      </text:list>
      <text:p text:style-name="P2"/>
      <text:p text:style-name="P21">ΕΠΙΧΕΙΡΗΜΑΤΙΚΑ ΣΤΑΤΙΣΤΙΚΑ </text:p>
      <text:p text:style-name="P14"><text:span text:style-name="T1">Βασική ροή</text:span></text:p>
      <text:p text:style-name="P18"><text:span text:style-name="T1"/></text:p>
      <text:list xml:id="list3601233525" text:style-name="L3">
        <text:list-item>
          <text:p text:style-name="P17">Καθορισμός δεικτών απόδοσης <text:span text:style-name="T8">(PKI) </text:span>οι οποίοι είναι ικανοί α<text:span text:style-name="T8">) </text:span>να <text:s/>δίνουν απαντήσεις σε επιχειρηματικά προβλήματα των συνεργαζομένων επιχειρήσεων <text:span text:style-name="T8">(ταξιδιωτικών γραφείων) </text:span>και β<text:span text:style-name="T8">) να καθοδηγούν έμεσα το χρήστη να κάνει αποδοτικότερες και ασφαλέστερες επιλογές</text:span>. </text:p>
        </text:list-item>
        <text:list-item>
          <text:p text:style-name="P16">Προσδιορισμός παρακολουθούμενων <text:s/>ενεργειών επι του συστήματος <text:span text:style-name="T8">(insert, update, register, change on notification preferences) </text:span>τόσο των συνεργαζόμενων επιχειρήσεων <text:span text:style-name="T8"><text:s/>όσο και των χρηστών, οι οποίες θα </text:span>πρέπει να καταγράφονται με χρονοσήμανση όταν αυτές συμβαίνουν, ώστε η άμεση ή η ετεροχρονισμένη επεξεργασία μέρους ή του συνόλου αυτών <text:s/>να μπορούν να συνθέσουν τους παραπάνω δείκτες. </text:p>
        </text:list-item>
        <text:list-item>
          <text:p text:style-name="P16">Καθορισμός του τρόπου οργάνωσης των παραπάνω μεταδεδομένων. </text:p>
        </text:list-item>
        <text:list-item>
          <text:p text:style-name="P16">Καθορισμός του τρόπου υπολογισμού κάθε <text:span text:style-name="T8">δείκτη</text:span>. </text:p>
        </text:list-item>
        <text:list-item>
          <text:p text:style-name="P16">Κανονικοποίηση μεταδεδομένων για γρήγορη ενημέρωσή τους σε κάθε ενέργεια </text:p>
        </text:list-item>
        <text:list-item>
          <text:p text:style-name="P16">Συλλογή και κανονικοποίηση μεταδεδομένων σε πραγματικό χρόνο</text:p>
        </text:list-item>
        <text:list-item>
          <text:p text:style-name="P16">Υπολογισμος απλών στατιστικών σε πραγματικό χρόνο <text:span text:style-name="T8">(incrementally) </text:span></text:p>
        </text:list-item>
        <text:list-item>
          <text:p text:style-name="P16">Υπολογισμός σύνθετων δεικτών και τάσεων σε περιοδική βάση</text:p>
        </text:list-item>
        <text:list-item>
          <text:p text:style-name="P19">Οπτικοποίηση και παρουσίαση στατιστικών στους χρήστες σε σημεία που μπορούν να επηρεάσουν τις επιλογές τους</text:p>
        </text:list-item>
        <text:list-item>
          <text:p text:style-name="P19">Οπτικοποίηση και παρουσίαση σύνθετων δεικτών και τάσεων στις συνεργαζόμενες επιχειρήσεις.</text:p>
          <text:p text:style-name="P1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  <dc:title/>
    <dc:description/>
    <dc:subject/>
    <meta:initial-creator>ΣΚΟΠΟΥΛΗΣ ΝΙΚΟΛΑΟΣ</meta:initial-creator>
    <meta:creation-date>2023-03-24T16:51:00Z</meta:creation-date>
    <dc:date>2023-03-26T18:08:01.516493848</dc:date>
    <meta:editing-cycles>12</meta:editing-cycles>
    <meta:editing-duration>PT4H26M37S</meta:editing-duration>
    <meta:document-statistic meta:table-count="0" meta:image-count="0" meta:object-count="0" meta:page-count="3" meta:paragraph-count="34" meta:word-count="569" meta:character-count="3979" meta:non-whitespace-character-count="3449"/>
    <meta:template xlink:type="simple" xlink:actuate="onRequest" xlink:title="" xlink:href="Normal.dotm"/>
  </office:meta>
</office:document-meta>
</file>